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784in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margin-bottom="0.1576in"/>
      <style:text-properties fo:font-size="14pt" style:font-size-asian="14pt" style:font-size-complex="14pt"/>
    </style:style>
    <style:style style:name="P3" style:parent-style-name="Textbody" style:list-style-name="LFO1" style:family="paragraph">
      <style:paragraph-properties fo:margin-bottom="0.0784in"/>
      <style:text-properties fo:color="#000000" fo:font-size="11pt" style:font-size-asian="11pt" style:font-size-complex="11pt"/>
    </style:style>
    <style:style style:name="P4" style:parent-style-name="Textbody" style:list-style-name="LFO1" style:family="paragraph">
      <style:paragraph-properties fo:margin-bottom="0.0784in"/>
    </style:style>
    <style:style style:name="T5" style:parent-style-name="Основнойшрифтабзаца" style:family="text">
      <style:text-properties fo:color="#000000" fo:font-size="11pt" style:font-size-asian="11pt" style:font-size-complex="11pt"/>
    </style:style>
    <style:style style:name="T6" style:parent-style-name="Основнойшрифтабзаца" style:family="text">
      <style:text-properties fo:font-style="italic" style:font-style-asian="italic" fo:color="#000000" fo:font-size="11pt" style:font-size-asian="11pt" style:font-size-complex="11pt"/>
    </style:style>
    <style:style style:name="T7" style:parent-style-name="Основнойшрифтабзаца" style:family="text">
      <style:text-properties fo:color="#000000" fo:font-size="11pt" style:font-size-asian="11pt" style:font-size-complex="11pt"/>
    </style:style>
    <style:style style:name="T8" style:parent-style-name="Основнойшрифтабзаца" style:family="text">
      <style:text-properties fo:color="#000000" fo:font-size="11pt" style:font-size-asian="11pt" style:font-size-complex="11pt"/>
    </style:style>
    <style:style style:name="T9" style:parent-style-name="Основнойшрифтабзаца" style:family="text">
      <style:text-properties fo:font-style="italic" style:font-style-asian="italic" fo:color="#000000" style:text-position="31.8% 100%" fo:font-size="11pt" style:font-size-asian="11pt" style:font-size-complex="11pt"/>
    </style:style>
    <style:style style:name="T10" style:parent-style-name="Основнойшрифтабзаца" style:family="text">
      <style:text-properties fo:color="#000000" fo:font-size="11pt" style:font-size-asian="11pt" style:font-size-complex="11pt"/>
    </style:style>
    <style:style style:name="T11" style:parent-style-name="Основнойшрифтабзаца" style:family="text">
      <style:text-properties fo:font-style="italic" style:font-style-asian="italic" fo:color="#000000" style:text-position="31.8% 100%" fo:font-size="11pt" style:font-size-asian="11pt" style:font-size-complex="11pt"/>
    </style:style>
    <style:style style:name="T12" style:parent-style-name="Основнойшрифтабзаца" style:family="text">
      <style:text-properties fo:color="#000000" fo:font-size="11pt" style:font-size-asian="11pt" style:font-size-complex="11pt"/>
    </style:style>
    <style:style style:name="T13" style:parent-style-name="Основнойшрифтабзаца" style:family="text">
      <style:text-properties fo:font-style="italic" style:font-style-asian="italic" fo:color="#000000" style:text-position="31.8% 100%" fo:font-size="11pt" style:font-size-asian="11pt" style:font-size-complex="11pt"/>
    </style:style>
    <style:style style:name="T14" style:parent-style-name="Основнойшрифтабзаца" style:family="text">
      <style:text-properties fo:color="#000000" fo:font-size="11pt" style:font-size-asian="11pt" style:font-size-complex="11pt"/>
    </style:style>
    <style:style style:name="T15" style:parent-style-name="Основнойшрифтабзаца" style:family="text">
      <style:text-properties fo:font-style="italic" style:font-style-asian="italic" fo:color="#000000" style:text-position="31.8% 100%" fo:font-size="11pt" style:font-size-asian="11pt" style:font-size-complex="11pt"/>
    </style:style>
    <style:style style:name="T16" style:parent-style-name="Основнойшрифтабзаца" style:family="text">
      <style:text-properties fo:color="#000000" fo:font-size="11pt" style:font-size-asian="11pt" style:font-size-complex="11pt"/>
    </style:style>
    <style:style style:name="P17" style:parent-style-name="Textbody" style:list-style-name="LFO1" style:family="paragraph">
      <style:paragraph-properties fo:margin-bottom="0.0784in"/>
    </style:style>
    <style:style style:name="T18" style:parent-style-name="Основнойшрифтабзаца" style:family="text">
      <style:text-properties fo:color="#000000" fo:font-size="11pt" style:font-size-asian="11pt" style:font-size-complex="11pt"/>
    </style:style>
    <style:style style:name="T19" style:parent-style-name="Основнойшрифтабзаца" style:family="text">
      <style:text-properties fo:color="#000000" fo:font-size="11pt" style:font-size-asian="11pt" style:font-size-complex="11pt"/>
    </style:style>
    <style:style style:name="T20" style:parent-style-name="Основнойшрифтабзаца" style:family="text">
      <style:text-properties fo:color="#000000" style:text-position="super 63.6%" fo:font-size="11pt" style:font-size-asian="11pt" style:font-size-complex="11pt"/>
    </style:style>
    <style:style style:name="T21" style:parent-style-name="Основнойшрифтабзаца" style:family="text">
      <style:text-properties fo:color="#000000" fo:font-size="11pt" style:font-size-asian="11pt" style:font-size-complex="11pt"/>
    </style:style>
    <style:style style:name="P22" style:parent-style-name="Textbody" style:list-style-name="LFO1" style:family="paragraph">
      <style:paragraph-properties fo:text-align="justify" fo:margin-bottom="0.3152in"/>
    </style:style>
    <style:style style:name="T23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T24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T25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T26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T27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T28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T29" style:parent-style-name="ТекстопределенияЗнак" style:family="text">
      <style:text-properties style:font-name-asian="SimSun" fo:color="#000000" fo:font-size="11pt" style:font-size-asian="11pt" style:font-size-complex="11pt"/>
    </style:style>
    <style:style style:name="P30" style:parent-style-name="Textbody" style:list-style-name="LFO1" style:family="paragraph">
      <style:paragraph-properties fo:text-align="justify" fo:margin-bottom="0.3152in"/>
      <style:text-properties fo:font-size="11pt" style:font-size-asian="11pt" style:font-size-complex="11pt"/>
    </style:style>
    <style:style style:name="P31" style:parent-style-name="Textbody" style:list-style-name="LFO1" style:family="paragraph">
      <style:paragraph-properties fo:text-align="justify" fo:margin-bottom="0.3152in"/>
      <style:text-properties fo:font-size="11pt" style:font-size-asian="11pt" style:font-size-complex="11pt"/>
    </style:style>
    <style:style style:name="P32" style:parent-style-name="Textbody" style:list-style-name="LFO1" style:family="paragraph">
      <style:paragraph-properties fo:text-align="justify" fo:margin-bottom="0.3152in"/>
      <style:text-properties fo:font-size="11pt" style:font-size-asian="11pt" style:font-size-complex="11pt"/>
    </style:style>
    <style:style style:name="P33" style:parent-style-name="Textbody" style:list-style-name="LFO1" style:family="paragraph">
      <style:paragraph-properties fo:text-align="justify" fo:margin-bottom="0.3152in"/>
      <style:text-properties fo:font-size="11pt" style:font-size-asian="11pt" style:font-size-complex="11pt"/>
    </style:style>
    <style:style style:name="P34" style:parent-style-name="Textbody" style:list-style-name="LFO1" style:family="paragraph">
      <style:paragraph-properties fo:margin-bottom="0.0784in"/>
      <style:text-properties fo:font-size="11pt" style:font-size-asian="11pt" style:font-size-complex="11pt"/>
    </style:style>
    <style:style style:name="P35" style:parent-style-name="Standard" style:list-style-name="LFO1" style:family="paragraph"/>
    <style:style style:name="P36" style:parent-style-name="Standard" style:family="paragraph">
      <style:paragraph-properties fo:margin-bottom="0.1576in"/>
      <style:text-properties fo:font-size="14pt" style:font-size-asian="14pt" style:font-size-complex="14pt"/>
    </style:style>
    <style:style style:name="P37" style:parent-style-name="Standard" style:family="paragraph">
      <style:paragraph-properties fo:margin-bottom="0.1576in"/>
      <style:text-properties fo:font-size="14pt" style:font-size-asian="14pt" style:font-size-complex="14pt"/>
    </style:style>
    <style:style style:name="P38" style:parent-style-name="Textbody" style:family="paragraph">
      <style:paragraph-properties fo:margin-bottom="0.0784in"/>
      <style:text-properties fo:font-size="11pt" style:font-size-asian="11pt" style:font-size-complex="11pt"/>
    </style:style>
  </office:automatic-styles>
  <office:body>
    <office:text text:use-soft-page-breaks="true">
      <text:p text:style-name="P1">Зачёт!</text:p>
      <text:p text:style-name="P2">7-8 класс<text:tab/><text:tab/>23.08.2017</text:p>
      <text:list text:style-name="LFO1" text:continue-numbering="true">
        <text:list-item>
          <text:p text:style-name="P3">В графе из каждой вершины выходит по три<text:s/>ребра. Может ли в нём быть 2017<text:s/>рёбер?</text:p>
        </text:list-item>
        <text:list-item>
          <text:p text:style-name="P4"><text:span text:style-name="T5">Сколько существует таких натуральных<text:s/></text:span><text:span text:style-name="T6">n</text:span><text:span text:style-name="T7">, не превосходящих 2017</text:span><text:span text:style-name="T8">, что сумма 1</text:span><text:span text:style-name="T9">n<text:s/></text:span><text:span text:style-name="T10">+ 2</text:span><text:span text:style-name="T11">n<text:s/></text:span><text:span text:style-name="T12">+ 3</text:span><text:span text:style-name="T13">n<text:s/></text:span><text:span text:style-name="T14">+ 4</text:span><text:span text:style-name="T15">n</text:span><text:span text:style-name="T16"><text:s/>оканчивается на 0?</text:span></text:p>
        </text:list-item>
        <text:list-item>
          <text:p text:style-name="P17"><text:span text:style-name="T18">У Марка спросили последние 179 цифр числа<text:s/></text:span><text:span text:style-name="T19">777</text:span><text:span text:style-name="T20">179</text:span><text:span text:style-name="T21">, а вы найдите последнюю цифру.</text:span></text:p>
        </text:list-item>
        <text:list-item>
          <text:p text:style-name="P22"><text:span text:style-name="T23">У Егора есть<text:s/></text:span><text:span text:style-name="T24">6 книг, а у<text:s/></text:span><text:span text:style-name="T25">Антона</text:span><text:span text:style-name="T26"><text:s/>– 8.<text:s/></text:span><text:span text:style-name="T27">Сколькими способами они могут обменять три книги одного на ч</text:span><text:span text:style-name="T28">етыре</text:span><text:span text:style-name="T29"><text:s/>книги другого?</text:span></text:p>
        </text:list-item>
        <text:list-item>
          <text:p text:style-name="P30">Докажите, что среди любых 6<text:s/>друзей<text:s/>Димы<text:s/>найдутся либо 3 попарно знакомых, либо 3 попарно незнакомых.</text:p>
        </text:list-item>
        <text:list-item>
          <text:p text:style-name="P31">На столе<text:s/>стоят<text:s/>2**n<text:s/>стаканов<text:s/>с<text:s/>соком.<text:s/>Денис может уравнять в любых двух стаканах количество сока, перелив часть сока<text:s/>из одного стакана в другой. Как с помощью таких операций<text:s/>Денису уравнять количество сока во всех стаканах.</text:p>
        </text:list-item>
        <text:list-item>
          <text:p text:style-name="P32">Дима решил всю индукцию, а одну задачу оставил вам. Докажите, что<text:s/>1 + 2 + ... + n = n·(n+1)<text:s/>/ 2.</text:p>
        </text:list-item>
        <text:list-item>
          <text:p text:style-name="P33">Вокруг нового круглого стола в столовой сидят Денис, Дмитрий, Антон, Егор,<text:s/>Марк<text:s/>и Борис.<text:s/>Сколькими<text:s/>способами<text:s/>можно<text:s/>посадить<text:s/>их вокруг стола? (способы<text:s/>a<text:s/>и<text:s/>b<text:s/>считаются<text:s/>одинаковыми,<text:s/>если<text:s/>a<text:s/>можно<text:s/>получить,<text:s/>вращая<text:s/>b<text:s/>вокруг стола)</text:p>
        </text:list-item>
        <text:list-item>
          <text:p text:style-name="P34"><text:s/>Докажите, что существует<text:s/>179<text:s/>подряд идущих составных чисел.</text:p>
        </text:list-item>
        <text:list-item>
          <text:p text:style-name="P35">Сколькими способами можно разбить 14 человек на пары?</text:p>
        </text:list-item>
      </text:list>
      <text:p text:style-name="P36"/>
      <text:p text:style-name="P37">А спонсоры этих задач Володин Денис, Коган Дмитрий, Соколов Антон, Сумаренко Егор, Верников Марк.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ТекстопределенияЗнак" style:display-name="Текст определения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in" fo:margin-right="0.2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 b</meta:initial-creator>
    <dc:creator>Борис Тужилин</dc:creator>
    <meta:creation-date>2017-08-22T11:19:00Z</meta:creation-date>
    <dc:date>2017-08-22T14:43:00Z</dc:date>
    <meta:print-date>2016-08-24T09:00:00Z</meta:print-date>
    <meta:template xlink:href="Normal" xlink:type="simple"/>
    <meta:editing-cycles>10</meta:editing-cycles>
    <meta:editing-duration>PT10380S</meta:editing-duration>
    <meta:document-statistic meta:page-count="1" meta:paragraph-count="2" meta:word-count="190" meta:character-count="1277" meta:row-count="9" meta:non-whitespace-character-count="1089"/>
  </office:meta>
</office:document-meta>
</file>